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RubyScriptTemplat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RubyScriptTemplateTests.createViewWithUrl( String vi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RubyScriptTemplateTests.render( String viewUrl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TemplatingConfiguration.jRuby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RubyScriptTemplateTests.render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